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3"/>
        <table:table-column table:default-cell-style-name="ACE-1" table:style-name="ACOL-0" table:number-columns-repeated="235"/>
        <table:table-column table:style-name="ACOL-0" table:number-columns-repeated="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42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550">
            <text:p>1550</text:p>
          </table:table-cell>
          <table:table-cell table:style-name="ACE-1" office:value-type="float" office:value="150.61000000000001">
            <text:p>150.6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rosswald1973,FormanEtal2004</text:p>
          </table:table-cell>
          <table:table-cell table:style-name="ACE-1"/>
          <table:table-cell table:style-name="ACE-1" office:value-type="string">
            <text:p>Grossvald 1973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4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1655">
            <text:p>165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.4624999999999999">
            <text:p>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111.73">
            <text:p>111.7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style-name="ACE-1" office:value-type="string">
            <text:p>Kovaleva 1974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8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3385">
            <text:p>3385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1" office:value-type="float" office:value="2.8953896542607178">
            <text:p>2.89539</text:p>
          </table:table-cell>
          <table:table-cell table:style-name="ACE-1" office:value-type="float" office:value="2.8953896542607178">
            <text:p>2.8953897</text:p>
          </table:table-cell>
          <table:table-cell table:style-name="ACE-1" office:value-type="string">
            <text:p>GlazovskiyEtal1992,FormanEtal2004</text:p>
          </table:table-cell>
          <table:table-cell table:style-name="ACE-1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17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250">
            <text:p>4250</text:p>
          </table:table-cell>
          <table:table-cell table:style-name="ACE-1" office:value-type="float" office:value="132.50999999999999">
            <text:p>132.5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Dibner1965,FormanEtal2004</text:p>
          </table:table-cell>
          <table:table-cell table:style-name="ACE-2"/>
          <table:table-cell table:style-name="ACE-1" office:value-type="string">
            <text:p>Dibner 1965 <text:s/>(in Russian) <text:s/>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9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520">
            <text:p>452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style-name="ACE-1" office:value-type="string">
            <text:p>Kovaleva 1974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1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600">
            <text:p>4600</text:p>
          </table:table-cell>
          <table:table-cell table:style-name="ACE-1" office:value-type="float" office:value="109.34999999999999">
            <text:p>109.35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style-name="ACE-1" office:value-type="string">
            <text:p>Kovaleva 1974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4980">
            <text:p>4980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9625">
            <text:p>13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Mo-355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5940">
            <text:p>5940</text:p>
          </table:table-cell>
          <table:table-cell table:style-name="ACE-1" office:value-type="float" office:value="273.27999999999997">
            <text:p>273.28</text:p>
          </table:table-cell>
          <table:table-cell table:style-name="ACE-1" office:value-type="string">
            <text:p>Algae peat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.9625">
            <text:p>15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1" office:value-type="string">
            <text:p>Grosswald1973,FormanEtal2004</text:p>
          </table:table-cell>
          <table:table-cell table:style-name="ACE-2"/>
          <table:table-cell table:style-name="ACE-1" office:value-type="string">
            <text:p>Grossvald 1973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0">
            <text:p>676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Kovaleva1974,FormanEtal2004</text:p>
          </table:table-cell>
          <table:table-cell table:style-name="ACE-2"/>
          <table:table-cell table:style-name="ACE-1" office:value-type="string">
            <text:p>Kovaleva 1974 <text:s/>(in Russian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666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6765">
            <text:p>6765</text:p>
          </table:table-cell>
          <table:table-cell table:style-name="ACE-1" office:value-type="float" office:value="122.81">
            <text:p>122.81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962499999999999">
            <text:p>19.9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St-12783</text:p>
          </table:table-cell>
          <table:table-cell table:style-name="ACE-1" office:value-type="float" office:value="80.799999999999997">
            <text:p>80.8</text:p>
          </table:table-cell>
          <table:table-cell table:style-name="ACE-1" office:value-type="float" office:value="47.289999999999999">
            <text:p>47.29</text:p>
          </table:table-cell>
          <table:table-cell table:style-name="ACE-1" office:value-type="float" office:value="8265">
            <text:p>8265</text:p>
          </table:table-cell>
          <table:table-cell table:style-name="ACE-1" office:value-type="float" office:value="479.54000000000002">
            <text:p>479.54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5">
            <text:p>15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GlazovskiyEtal1992,FormanEtal2004</text:p>
          </table:table-cell>
          <table:table-cell table:style-name="ACE-2"/>
          <table:table-cell table:style-name="ACE-1" office:value-type="string">
            <text:p>Glazovskiy et al. 1992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2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68">
            <text:p>47.68</text:p>
          </table:table-cell>
          <table:table-cell table:style-name="ACE-1" office:value-type="float" office:value="5592.9899999999998">
            <text:p>559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8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00000000000003">
            <text:p>47.7</text:p>
          </table:table-cell>
          <table:table-cell table:style-name="ACE-1" office:value-type="float" office:value="4282.9899999999998">
            <text:p>4282.99</text:p>
          </table:table-cell>
          <table:table-cell table:style-name="ACE-1" office:value-type="float" office:value="110.59">
            <text:p>110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7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0000000000001">
            <text:p>47.71</text:p>
          </table:table-cell>
          <table:table-cell table:style-name="ACE-1" office:value-type="float" office:value="6792.9899999999998">
            <text:p>6792.99</text:p>
          </table:table-cell>
          <table:table-cell table:style-name="ACE-1" office:value-type="float" office:value="95.030000000000001">
            <text:p>95.03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9.462499999999999">
            <text:p>19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6</text:p>
          </table:table-cell>
          <table:table-cell table:style-name="ACE-1" office:value-type="float" office:value="80.780000000000001">
            <text:p>80.78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3032.9899999999998">
            <text:p>3032.99</text:p>
          </table:table-cell>
          <table:table-cell table:style-name="ACE-1" office:value-type="float" office:value="84.590000000000003">
            <text:p>84.59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9625000000000004">
            <text:p>6.9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19999999999999">
            <text:p>47.72</text:p>
          </table:table-cell>
          <table:table-cell table:style-name="ACE-1" office:value-type="float" office:value="4632.9899999999998">
            <text:p>4632.99</text:p>
          </table:table-cell>
          <table:table-cell table:style-name="ACE-1" office:value-type="float" office:value="81.420000000000002">
            <text:p>81.4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.462499999999999">
            <text:p>17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Zemlya_Georga-10</text:p>
          </table:table-cell>
          <table:table-cell table:style-name="ACE-1" office:value-type="float" office:value="80.790000000000006">
            <text:p>80.79</text:p>
          </table:table-cell>
          <table:table-cell table:style-name="ACE-1" office:value-type="float" office:value="47.759999999999998">
            <text:p>47.76</text:p>
          </table:table-cell>
          <table:table-cell table:style-name="ACE-1" office:value-type="float" office:value="4552.9899999999998">
            <text:p>4552.99</text:p>
          </table:table-cell>
          <table:table-cell table:style-name="ACE-1" office:value-type="float" office:value="87.920000000000002">
            <text:p>87.92</text:p>
          </table:table-cell>
          <table:table-cell table:style-name="ACE-1" office:value-type="string">
            <text:p>drift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8.4625000000000004">
            <text:p>8.4625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float" office:value="3.1832815222659776">
            <text:p>3.18</text:p>
          </table:table-cell>
          <table:table-cell table:style-name="ACE-2" office:value-type="string">
            <text:p>tocome</text:p>
          </table:table-cell>
          <table:table-cell table:style-name="ACE-2"/>
          <table:table-cell table:style-name="ACE-1" office:value-type="string">
            <text:p>Kovaleva et al. 1974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47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8653.2399999999998">
            <text:p>8653.24</text:p>
          </table:table-cell>
          <table:table-cell table:style-name="ACE-1" office:value-type="float" office:value="145.02000000000001">
            <text:p>145.02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style-name="ACE-1" office:value-type="string">
            <text:p>Bolshiyanov et al. 2009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Zemlya_Georga-4</text:p>
          </table:table-cell>
          <table:table-cell table:style-name="ACE-1" office:value-type="float" office:value="80.150000000000006">
            <text:p>80.15</text:p>
          </table:table-cell>
          <table:table-cell table:style-name="ACE-1" office:value-type="float" office:value="48.840000000000003">
            <text:p>48.84</text:p>
          </table:table-cell>
          <table:table-cell table:style-name="ACE-1" office:value-type="float" office:value="11500">
            <text:p>11500</text:p>
          </table:table-cell>
          <table:table-cell table:style-name="ACE-1" office:value-type="float" office:value="1500">
            <text:p>15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</text:p>
          </table:table-cell>
          <table:table-cell table:style-name="ACE-2"/>
          <table:table-cell table:style-name="ACE-1" office:value-type="string">
            <text:p>Bolshiyanov et al. 2009 <text:s/>(in Russian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7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1340">
            <text:p>134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0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.4624999999999999">
            <text:p>2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180">
            <text:p>218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2.5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.4625000000000004">
            <text:p>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9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2480">
            <text:p>248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3-m long log in swale of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0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3860">
            <text:p>386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5-m long log on descending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3.4625">
            <text:p>1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565">
            <text:p>456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1-m long tree root-plate fragment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4785">
            <text:p>478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3-m long log on descending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8.462499999999999">
            <text:p>1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2482</text:p>
          </table:table-cell>
          <table:table-cell table:style-name="ACE-1" office:value-type="float" office:value="80.459999999999994">
            <text:p>80.46</text:p>
          </table:table-cell>
          <table:table-cell table:style-name="ACE-1" office:value-type="float" office:value="49.219999999999999">
            <text:p>49.22</text:p>
          </table:table-cell>
          <table:table-cell table:style-name="ACE-1" office:value-type="float" office:value="5475">
            <text:p>547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Paired Mya tnuncata from glacial marine silt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">
            <text:p>20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float" office:value="2.3313086453749534">
            <text:p>2.33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6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1050">
            <text:p>105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1.5-m long log on raised beach above storm limi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570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2205">
            <text:p>220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1.5-m long log embedded into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.4625000000000004">
            <text:p>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1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3240">
            <text:p>324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7.4625000000000004">
            <text:p>7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2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345">
            <text:p>434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3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4695">
            <text:p>469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3-m long whale jaw bone on raised spit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4.4625">
            <text:p>1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4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5905">
            <text:p>590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Whale skull fragment on buri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1.462499999999999">
            <text:p>2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75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6045">
            <text:p>6045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Driftwood at marine escarpmen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5.462499999999999">
            <text:p>2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9G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20">
            <text:p>120</text:p>
          </table:table-cell>
          <table:table-cell table:style-name="ACE-1" office:value-type="string">
            <text:p>2-m long whale ribimb edd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5.462499999999999">
            <text:p>45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7208</text:p>
          </table:table-cell>
          <table:table-cell table:style-name="ACE-1" office:value-type="float" office:value="80">
            <text:p>80</text:p>
          </table:table-cell>
          <table:table-cell table:style-name="ACE-1" office:value-type="float" office:value="49.229999999999997">
            <text:p>49.23</text:p>
          </table:table-cell>
          <table:table-cell table:style-name="ACE-1" office:value-type="float" office:value="9705">
            <text:p>970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Driftwood embedded into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3.462499999999999">
            <text:p>43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3G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1865">
            <text:p>1865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1.5-m long whale rib embedd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4624999999999999">
            <text:p>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1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4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2845">
            <text:p>2845</text:p>
          </table:table-cell>
          <table:table-cell table:style-name="ACE-1" office:value-type="float" office:value="105">
            <text:p>105</text:p>
          </table:table-cell>
          <table:table-cell table:style-name="ACE-1" office:value-type="string">
            <text:p>Whale vertebrae disc imbedded in raised beach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4625000000000004">
            <text:p>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1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3950">
            <text:p>395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2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1.4625">
            <text:p>11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5_2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380">
            <text:p>438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1.2-m long log on descending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6.462499999999999">
            <text:p>16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5679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4435">
            <text:p>4435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0.462499999999999">
            <text:p>20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-16586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6300">
            <text:p>630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1-m long log on raised beach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28.462499999999999">
            <text:p>28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Zemlya_Georg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X-19487G</text:p>
          </table:table-cell>
          <table:table-cell table:style-name="ACE-1" office:value-type="float" office:value="80.090000000000003">
            <text:p>80.09</text:p>
          </table:table-cell>
          <table:table-cell table:style-name="ACE-1" office:value-type="float" office:value="51.030000000000001">
            <text:p>51.03</text:p>
          </table:table-cell>
          <table:table-cell table:style-name="ACE-1" office:value-type="float" office:value="9660">
            <text:p>9660</text:p>
          </table:table-cell>
          <table:table-cell table:style-name="ACE-1" office:value-type="float" office:value="165">
            <text:p>165</text:p>
          </table:table-cell>
          <table:table-cell table:style-name="ACE-1" office:value-type="string">
            <text:p>Whale vertebrae on raised beach</text:p>
          </table:table-cell>
          <table:table-cell table:style-name="ACE-1" office:value-type="string">
            <text:p>marine</text:p>
          </table:table-cell>
          <table:table-cell table:number-columns-repeated="2" table:style-name="Gnumeric-default"/>
          <table:table-cell table:style-name="ACE-1" office:value-type="float" office:value="0">
            <text:p>0</text:p>
          </table:table-cell>
          <table:table-cell table:style-name="ACE-1" office:value-type="float" office:value="34.462499999999999">
            <text:p>34.4625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float" office:value="2.8953896542607178">
            <text:p>2.90</text:p>
          </table:table-cell>
          <table:table-cell table:style-name="ACE-2" office:value-type="string">
            <text:p>FormanEtal1996,FormanEtal2004</text:p>
          </table:table-cell>
          <table:table-cell table:style-name="ACE-2"/>
          <table:table-cell table:style-name="ACE-1" office:value-type="string">
            <text:p>Forman et al. 1996 (as in Forman et al. 2004)</text:p>
          </table:table-cell>
          <table:table-cell table:number-columns-repeated="236" table:style-name="ACE-1"/>
          <table:table-cell table:number-columns-repeated="2" table:style-name="Gnumeric-default"/>
        </table:table-row>
        <table:table-row table:style-name="AROW-0" table:number-rows-repeated="132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1">
          <gnm:selection gnm:start-col="15" gnm:start-row="1" gnm:end-col="15" gnm:end-row="4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6:06:2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